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MLRUItemStateCacheFactory.ManagedMLRUItemStateCacheFactory( CacheManager cache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MLRUItemStateCacheFactory.newItemSta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